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04C3BE65D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fo:line-height="108%"/>
    </style:style>
    <style:style style:name="P2" style:family="paragraph" style:parent-style-name="Standard">
      <style:paragraph-properties fo:margin-top="0in" fo:margin-bottom="0.111in" fo:line-height="108%" fo:text-align="center" style:justify-single-word="false"/>
    </style:style>
    <style:style style:name="P3" style:family="paragraph" style:parent-style-name="Standard" style:list-style-name="WWNum3">
      <style:paragraph-properties fo:margin-top="0in" fo:margin-bottom="0.111in" fo:line-height="108%"/>
    </style:style>
    <style:style style:name="P4" style:family="paragraph" style:parent-style-name="Standard" style:list-style-name="WWNum4">
      <style:paragraph-properties fo:margin-top="0in" fo:margin-bottom="0.111in" fo:line-height="108%"/>
    </style:style>
    <style:style style:name="P5" style:family="paragraph" style:parent-style-name="Standard">
      <style:paragraph-properties fo:margin-left="0.5in" fo:margin-right="0in" fo:margin-top="0in" fo:margin-bottom="0.111in" fo:line-height="108%" fo:text-indent="0in" style:auto-text-indent="false"/>
    </style:style>
    <style:style style:name="P6" style:family="paragraph" style:parent-style-name="Header_20__26__20_Footer">
      <style:paragraph-properties fo:text-align="center" style:justify-single-word="false"/>
    </style:style>
    <style:style style:name="P7" style:family="paragraph" style:parent-style-name="Body" style:list-style-name="WWNum1"/>
    <style:style style:name="P8" style:family="paragraph" style:parent-style-name="Body" style:list-style-name="WWNum2"/>
    <style:style style:name="P9" style:family="paragraph" style:parent-style-name="Body">
      <style:paragraph-properties fo:line-height="100%" fo:orphans="0" fo:widows="0"/>
    </style:style>
    <style:style style:name="P10" style:family="paragraph" style:parent-style-name="Body">
      <style:text-properties fo:font-weight="bold" style:font-weight-asian="bold" style:font-weight-complex="bold"/>
    </style:style>
    <style:style style:name="P11" style:family="paragraph" style:parent-style-name="Body">
      <style:paragraph-properties fo:margin-left="0.5in" fo:margin-right="0in" fo:text-indent="0in" style:auto-text-indent="false"/>
    </style:style>
    <style:style style:name="P12" style:family="paragraph" style:parent-style-name="Body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Body" style:master-page-name="Standard">
      <style:paragraph-properties style:page-number="auto"/>
      <style:text-properties style:font-name="Calibri" fo:font-weight="bold" style:font-weight-asian="bold" style:font-weight-complex="bold"/>
    </style:style>
    <style:style style:name="P14" style:family="paragraph" style:parent-style-name="List_20_Paragraph" style:list-style-name="WWNum6"/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language="fr" fo:country="FR" fo:font-weight="bold" style:font-weight-asian="bold" style:font-weight-complex="bold"/>
    </style:style>
    <style:style style:name="T5" style:family="text">
      <style:text-properties style:font-name="Calibri" fo:language="fr" fo:country="FR" fo:font-weight="bold" style:font-name-asian="Calibri1" style:font-weight-asian="bold" style:font-name-complex="Calibri1" style:font-weight-complex="bold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style:font-name="Calibri" fo:font-size="10pt" fo:language="fr" fo:country="FR" style:font-size-asian="10pt" style:font-size-complex="10pt"/>
    </style:style>
    <style:style style:name="T8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style:font-name="Calibri" fo:font-size="10pt" style:text-underline-style="solid" style:text-underline-width="auto" style:text-underline-color="#000000" style:font-size-asian="10pt" style:font-size-complex="10pt"/>
    </style:style>
    <style:style style:name="T11" style:family="text">
      <style:text-properties style:font-name="Calibri" style:text-underline-style="none" fo:font-weight="bold" style:font-weight-asian="bold" style:font-weight-complex="bold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Times New Roman" style:text-underline-style="none" style:font-name-asian="Times New Roman1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Arial Unicode MS"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5" svg:width="6.4996in" svg:height="0.7807in" svg:x="0in" svg:y="0in">
        <draw:image xlink:href="Pictures/10000201000002700000004C3BE65DAF.png" xlink:type="simple" xlink:show="embed" xlink:actuate="onLoad">
          <text:p/>
        </draw:image>
      </draw:frame>
      <text:p text:style-name="P13"/>
      <text:p text:style-name="Body"><text:span text:style-name="T1">URL to GitHub Repository:</text:span></text:p>
      <text:p text:style-name="Body"><text:span text:style-name="T1">URL to Public Link of your Video:</text:span></text:p>
      <text:p text:style-name="P2"><text:span text:style-name="T1">——————————————————————————————————————————</text:span></text:p>
      <text:p text:style-name="P1"><text:span text:style-name="T4">Instructions: </text:span></text:p>
      <text:p text:style-name="P5"><text:span text:style-name="T7">1. </text:span><text:span text:style-name="T6">Follow the </text:span><text:span text:style-name="T8">Coding Steps</text:span><text:span text:style-name="T6"> below to complete this assignment. </text:span></text:p>
      <text:list xml:id="list7255102307589952063" text:style-name="WWNum1">
        <text:list-item>
          <text:list>
            <text:list-item>
              <text:list>
                <text:list-item>
                  <text:p text:style-name="P7"><text:span text:style-name="T6">In Eclipse, or an IDE of your choice, write the code that accomplishes the objectives listed below. Ensure that the code compiles and runs as directed. </text:span></text:p>
                </text:list-item>
              </text:list>
            </text:list-item>
          </text:list>
        </text:list-item>
      </text:list>
      <text:list xml:id="list7316880561158761765" text:style-name="WWNum2">
        <text:list-item>
          <text:list>
            <text:list-item>
              <text:list>
                <text:list-item>
                  <text:p text:style-name="P8"><text:span text:style-name="T6">Create a new repository on GitHub for this week’s assignment and push your completed code to this dedicated repo.</text:span></text:p>
                </text:list-item>
              </text:list>
            </text:list-item>
          </text:list>
        </text:list-item>
      </text:list>
      <text:list xml:id="list4846375073475065989" text:style-name="WWNum3">
        <text:list-item>
          <text:list>
            <text:list-item>
              <text:list>
                <text:list-item>
                  <text:p text:style-name="P3"><text:span text:style-name="T6">Create a video showcasing your work: </text:span></text:p>
                  <text:list>
                    <text:list-item>
                      <text:p text:style-name="P3"><text:span text:style-name="T6">In this video: record and present your project verbally while showing the results of the working project. </text:span></text:p>
                    </text:list-item>
                    <text:list-item>
                      <text:p text:style-name="P3"><text:span text:style-name="T10">Easy way to Create a video</text:span><text:span text:style-name="T6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3"><text:span text:style-name="T6">Your video should be a maximum of 5 minutes.</text:span></text:p>
                    </text:list-item>
                    <text:list-item>
                      <text:p text:style-name="P3"><text:span text:style-name="T6">Upload your video with a public link.</text:span></text:p>
                    </text:list-item>
                    <text:list-item>
                      <text:p text:style-name="P3"><text:span text:style-name="T10">Easy way to Create a Public Video Link</text:span><text:span text:style-name="T6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6">2. In addition, please include the following in your Coding Assignment Document:</text:span></text:p>
      <text:list xml:id="list36748797" text:continue-numbering="true" text:style-name="WWNum3">
        <text:list-item>
          <text:list>
            <text:list-item>
              <text:list>
                <text:list-item>
                  <text:p text:style-name="P3"><text:span text:style-name="T6">The URL for this week</text:span><text:span text:style-name="T18">’</text:span><text:span text:style-name="T6">s GitHub repository.</text:span></text:p>
                </text:list-item>
                <text:list-item>
                  <text:p text:style-name="P3"><text:span text:style-name="T6">The URL of the public link of your video.</text:span></text:p>
                </text:list-item>
              </text:list>
            </text:list-item>
          </text:list>
        </text:list-item>
      </text:list>
      <text:p text:style-name="P5"><text:span text:style-name="T6">3. Save the Coding Assignment Document as a .pdf and do the following: </text:span></text:p>
      <text:list xml:id="list8306759547151053003" text:style-name="WWNum4">
        <text:list-item>
          <text:list>
            <text:list-item>
              <text:list>
                <text:list-item>
                  <text:p text:style-name="P4"><text:span text:style-name="T6">Push the .pdf to the GitHub repo for this week. <text:s/></text:span></text:p>
                </text:list-item>
                <text:list-item>
                  <text:p text:style-name="P4"><text:span text:style-name="T6">Upload the .pdf to the LMS in your Coding Assignment Submission.</text:span></text:p>
                </text:list-item>
              </text:list>
            </text:list-item>
          </text:list>
        </text:list-item>
      </text:list>
      <text:p text:style-name="P2"><text:span text:style-name="T11">———————————————————————————————————————————</text:span></text:p>
      <text:p text:style-name="P9"/>
      <text:p text:style-name="P10"/>
      <text:p text:style-name="Body"><text:soft-page-break/><text:span text:style-name="T13">Coding Steps — Object Oriented Programming:</text:span></text:p>
      <text:list xml:id="list2429568362826189862" text:style-name="WWNum6">
        <text:list-item>
          <text:p text:style-name="P14">Create an interface named Logger.</text:p>
        </text:list-item>
        <text:list-item>
          <text:p text:style-name="P14">Add two void methods to the Logger interface, each should take a String as an argument</text:p>
          <text:list>
            <text:list-item>
              <text:p text:style-name="P14">Log</text:p>
            </text:list-item>
            <text:list-item>
              <text:p text:style-name="P14">Error</text:p>
            </text:list-item>
          </text:list>
        </text:list-item>
        <text:list-item>
          <text:p text:style-name="P14">Create two classes that implement the Logger interface</text:p>
          <text:list>
            <text:list-item>
              <text:p text:style-name="P14">AsteriskLogger</text:p>
            </text:list-item>
            <text:list-item>
              <text:p text:style-name="P14">SpacedLogger</text:p>
            </text:list-item>
          </text:list>
        </text:list-item>
        <text:list-item>
          <text:p text:style-name="P14">The log method on the AsteriskLogger should print out the String it receives between 3 asterisks on either side of the String (e.g. if the String passed in is “Hello”, then it should print ***Hello*** to the console).</text:p>
        </text:list-item>
        <text:list-item>
          <text:p text:style-name="P14">The error method on the AsteriskLogger should print the String it receives inside a box of asterisks, with the String preceded by the word “ERROR:”. For example, if “Hello” is the argument, the following should be printed:</text:p>
        </text:list-item>
      </text:list>
      <text:p text:style-name="P12"/>
      <text:p text:style-name="P11"><text:span text:style-name="T13">****************</text:span></text:p>
      <text:p text:style-name="P11"><text:span text:style-name="T13">***</text:span>Error: Hello***</text:p>
      <text:p text:style-name="P11"><text:span text:style-name="T13">****************</text:span></text:p>
      <text:list xml:id="list36732412" text:continue-numbering="true" text:style-name="WWNum6">
        <text:list-item>
          <text:p text:style-name="P14">The SpacedLogger should add spaces between each character of the String argument passed into its methods.</text:p>
        </text:list-item>
        <text:list-item>
          <text:p text:style-name="P14">If the log method received “Hello” as an argument, it should print H e l l o</text:p>
        </text:list-item>
        <text:list-item>
          <text:p text:style-name="P14">The error method should do the same, but with “ERROR:” preceding the spaced out input (i.e. ERROR: H e l l o)</text:p>
        </text:list-item>
        <text:list-item>
          <text:p text:style-name="P14">Create a class named App that has a main method.</text:p>
        </text:list-item>
        <text:list-item>
          <text:p text:style-name="P14">In this class instantiate an instance of each of your logger classes that implement the Logger interface.</text:p>
        </text:list-item>
        <text:list-item>
          <text:p text:style-name="P14">Test both methods on both instances, passing in Strings of your cho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11in" fo:margin-bottom="0in" fo:line-height="120%" fo:orphans="2" fo:widows="2" style:writing-mode="lr-tb"/>
      <style:text-properties fo:color="#000000" style:font-name="Helvetica Neue" fo:font-size="12pt" style:font-size-asian="12pt" style:font-name-complex="Arial Unicode MS1" style:font-size-complex="12pt"/>
    </style:style>
    <style:style style:name="Heading" style:family="paragraph" style:parent-style-name="Standard" style:next-style-name="Text_20_body" style:default-outline-level="1" style:class="text">
      <style:paragraph-properties fo:margin-top="0.1665in" fo:margin-bottom="0.0835in" fo:line-height="108%" fo:text-align="center" style:justify-single-word="false" fo:keep-together="always" fo:orphans="2" fo:widows="2" fo:keep-with-next="always" style:writing-mode="lr-tb"/>
      <style:text-properties fo:color="#000000" style:font-name="Arial" fo:font-size="18pt" style:text-underline-style="none" style:font-name-asian="Microsoft YaHei" style:font-size-asian="18pt" style:font-name-complex="Arial Unicode MS1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Body" style:family="paragraph" style:default-outline-level="" style:list-style-name="">
      <style:paragraph-properties fo:margin-top="0in" fo:margin-bottom="0.111in" fo:line-height="108%" fo:orphans="2" fo:widows="2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_20__26__20_Footer" style:display-name="Header &amp; Footer" style:family="paragraph" style:default-outline-level="" style:list-style-name="">
      <style:paragraph-properties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size="12pt" style:font-size-asian="12pt" style:font-name-complex="Arial Unicode MS1" style:font-size-complex="12pt"/>
    </style:style>
    <style:style style:name="List_20_Paragraph" style:display-name="List Paragraph" style:family="paragraph" style:default-outline-level="" style:list-style-name="">
      <style:paragraph-properties fo:margin-left="0.5in" fo:margin-right="0in" fo:margin-top="0in" fo:margin-bottom="0.111in" fo:line-height="108%" fo:orphans="2" fo:widows="2" fo:text-indent="0in" style:auto-text-indent="false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fo:font-weight="bold" style:letter-kerning="true" style:font-weight-asian="bold" style:font-weight-complex="bold" style:text-scale="100%" style:font-relief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h text:style-name="Heading" text:outline-level="1"><draw:frame draw:style-name="Mfr1" text:anchor-type="as-char" svg:width="6.5in" svg:height="0.7811in" draw:z-index="2"><draw:image xlink:href="Pictures/10000201000002700000004C3BE65DAF.png" xlink:type="simple" xlink:show="embed" xlink:actuate="onLoad"/></draw:frame><text:span text:style-name="MT1">Intro to Java Week 5 Coding Assignment</text:span></text:h>
      </style:header>
      <style:footer>
        <text:p text:style-name="MP1"><text:span text:style-name="MT2">Page </text:span>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Lisa Smith</dc:creator>
    <meta:editing-cycles>2</meta:editing-cycles>
    <meta:creation-date>2022-10-20T22:03:00</meta:creation-date>
    <dc:date>2022-10-20T22:05:00</dc:date>
    <meta:editing-duration>PT2S</meta:editing-duration>
    <meta:generator>OpenOffice/4.1.14$Win32 OpenOffice.org_project/4114m1$Build-9811</meta:generator>
    <meta:document-statistic meta:table-count="0" meta:image-count="1" meta:object-count="0" meta:page-count="2" meta:paragraph-count="41" meta:word-count="474" meta:character-count="27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